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34f7b"/>
    </style:style>
    <style:style style:name="T4" style:family="text">
      <style:text-properties officeooo:rsid="00042a3b"/>
    </style:style>
    <style:style style:name="T5" style:family="text">
      <style:text-properties officeooo:rsid="000571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Mentions légales : </text:span></text:p>
      <text:p text:style-name="Standard"/>
      <text:p text:style-name="Standard">Nom : Micheneaud Sandrine</text:p>
      <text:p text:style-name="Standard">Siège social : 16 chemin des Guêtres 91250 Saintry sur seine</text:p>
      <text:p text:style-name="Standard">Siret : 92179492100012</text:p>
      <text:p text:style-name="Standard">TÉLEPHONE : 06 11 54 77 34</text:p>
      <text:p text:style-name="Standard">Email : educ.essonne@gmail.com</text:p>
      <text:p text:style-name="Standard">Hebergeur du site : ….</text:p>
      <text:p text:style-name="Standard"/>
      <text:p text:style-name="Standard"/>
      <text:p text:style-name="Standard"/>
      <text:p text:style-name="Standard"><text:span text:style-name="T1">CGV</text:span></text:p>
      <text:p text:style-name="Standard"/>
      <text:p text:style-name="Standard"><text:span text:style-name="T2">Obligation du propriétaire : </text:span></text:p>
      <text:p text:style-name="P1"/>
      <text:p text:style-name="Standard">Article <text:tab/>1 : le propriétaire devra être une personne majeure</text:p>
      <text:p text:style-name="Standard">Article 2 : Le chien doit être identifié par puce ou tatouage et être <text:span text:style-name="T3">à</text:span> jour de ses vaccins.</text:p>
      <text:p text:style-name="Standard">Article 3 : Le chien reste sous la responsabilité de son propriétaire et devra <text:span text:style-name="T3">être tenu</text:span> en laisse. </text:p>
      <text:p text:style-name="Standard">Article 4 : <text:span text:style-name="T4">T</text:span>oute annulation de rendez-vous doit avoir lieu minimum 48h avant la séance prévue . Toute séance non annulée à l’avance sera due.</text:p>
      <text:p text:style-name="Standard">Article 5 : <text:span text:style-name="T4">T</text:span>oute forme de violence ou maltraitance ne sera pas tolérée.</text:p>
      <text:p text:style-name="Standard">Article 6 : <text:span text:style-name="T4">L</text:span>e paiement est exigible à la commande et possible en CB ou espèces.</text:p>
      <text:p text:style-name="Standard">Article 7 : <text:span text:style-name="T4">L</text:span>e propriétaire se doit de respecter et <text:span text:style-name="T4">de </text:span>mettre en application les conseils de l’éducateur afin d’atteindre les objectifs escomptés.</text:p>
      <text:p text:style-name="Standard"/>
      <text:p text:style-name="Standard"><text:span text:style-name="T2">Obligation de l’entreprise :</text:span></text:p>
      <text:p text:style-name="P1"/>
      <text:p text:style-name="Standard">Article 1 : <text:span text:style-name="T5">L</text:span>’éducateur s’engage <text:span text:style-name="T5">a</text:span> adapter les séances au tempérament du chien et <text:s/>ses capacités ainsi qu’ aux demandes des propriétaires.</text:p>
      <text:p text:style-name="Standard">Article 2 : les forfaits ne sont pas remboursables et le forfait reste du sauf décès du chien ou maladie grave.</text:p>
      <text:p text:style-name="Standard">Article 3 : Le centre a souscrit une assurance Responsabilité Civile Pro auprès de la Macif et ne fonctionnera qu’en cas de faute de l’éducateur <text:s/>pendant les séances ; En aucun cas l’éducateur ne peut être tenu responsable des blessures subies ou causées par le chien.</text:p>
      <text:p text:style-name="Standard">Article 4 : en cas de force majeure l’entreprise se réserve le droit de reporter les cours à une date ultérieure.</text:p>
      <text:p text:style-name="Standard">Article 5 : l’entreprise peut refuser ou cesser <text:s/>ses prestation si la chienne est en chaleur, le chien est malade ou le propriétaire manque de respect a ses obligations citées plus haut.</text:p>
      <text:p text:style-name="Standard">Article 6 : l’éducateur s’engage a fournir une prestation de qualité et transmettre son savoir faire , les résultats sont liés à l’implication du propriétaire.</text:p>
      <text:p text:style-name="Standard"/>
      <text:p text:style-name="Standard"><text:span text:style-name="T2">Droits</text:span></text:p>
      <text:p text:style-name="Standard"/>
      <text:p text:style-name="Standard">L’entreprise peut interrompre le forfait du client en cas de non paiement d’une échéance, de non respect des consignes demandées ou d’absences répétées et ou non prévenues.</text:p>
      <text:p text:style-name="Standard"><text:soft-page-break/>L’entreprise se réserve le droit de modifier ses tarifs a tout moment. Les tarifs sont entendus TTC.</text:p>
      <text:p text:style-name="Standard">Le paiement aura lieu au plus tard le jour de la première séanc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fr" fo:country="FR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2pt" fo:language="fr" fo:country="FR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organe chouette</meta:initial-creator>
    <meta:editing-cycles>3</meta:editing-cycles>
    <meta:creation-date>2023-01-11T08:55:00</meta:creation-date>
    <dc:date>2023-01-16T18:24:21.127000000</dc:date>
    <meta:editing-duration>PT3H6M20S</meta:editing-duration>
    <meta:generator>LibreOffice/7.2.6.2$Windows_X86_64 LibreOffice_project/b0ec3a565991f7569a5a7f5d24fed7f52653d754</meta:generator>
    <meta:document-statistic meta:table-count="0" meta:image-count="0" meta:object-count="0" meta:page-count="2" meta:paragraph-count="27" meta:word-count="394" meta:character-count="2274" meta:non-whitespace-character-count="1900"/>
    <meta:user-defined meta:name="AppVersion">16.0000</meta:user-defined>
    <meta:template xlink:type="simple" xlink:actuate="onRequest" xlink:title="Normal.dotm" xlink:href=""/>
  </office:meta>
</office:document-meta>
</file>